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lambdas</text:p>
              </text:list-item>
              <text:list-item>
                <text:p>std::function requires some build-it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using Fun = std::function&lt;<text:span text:style-name="T3">double</text:span>(<text:span text:style-name="T3">double</text:span>, <text:span text:style-name="T3">double</text:span>)&gt;;</text:p>
            <text:p text:style-name="P4"/>
            <text:p text:style-name="P4">Fun f1; // default constructed</text:p>
            <text:p text:style-name="P4">assert(!f1); // converted to bool</text:p>
            <text:p text:style-name="P4"/>
            <text:p text:style-name="P4">// will throw std::bad_function_call if called</text:p>
            <text:p text:style-name="P4">// while empty</text:p>
            <text:p text:style-name="P4">f1(x, y); // &lt; -- will throw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– fn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assigned function pointer</text:p>
            <text:p text:style-name="P4">Fun f2 = &amp;std::atan2;</text:p>
            <text:p text:style-name="P4">assert(!!f2);</text:p>
            <text:p text:style-name="P4"/>
            <text:p text:style-name="P4">// when invoked, invokes the pointed function</text:p>
            <text:p text:style-name="P4">double r1 = f2(x, y);</text:p>
            <text:p text:style-name="P4">double r2 = std::atan2(x, y);</text:p>
            <text:p text:style-name="P4"/>
            <text:p text:style-name="P4">assert(r1 == r2);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struct CounterFtor {</text:p>
            <text:p text:style-name="P4"><text:s text:c="4"/>int counter_ = 0;</text:p>
            <text:p text:style-name="P4"><text:s text:c="4"/>int operator() () { return counter_++; }</text:p>
            <text:p text:style-name="P4">};</text:p>
            <text:p text:style-name="P4"/>
            <text:p text:style-name="P4">using CounterFun = std::function&lt;int()&gt;;</text:p>
            <text:p text:style-name="P4"/>
            <text:p text:style-name="P4">CounterFun ctr1 = CounterFtor{};</text:p>
            <text:p text:style-name="P4">CounterFun ctr2 = [c=int{}]() mutable { return c++; };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o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cleared by assigning nullptr</text:p>
            <text:p text:style-name="P4">f2 = nullptr;</text:p>
            <text:p text:style-name="P4">assert(!f2);</text:p>
            <text:p text:style-name="P4"/>
            <text:p text:style-name="P4">// type of the stored functor can be retrieved</text:p>
            <text:p text:style-name="P4">const std::type_info&amp; ti = ctr1.target_type();</text:p>
            <text:p text:style-name="P4">assert(ti == typeof(CounterFtor));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6T16:45:46.551174014</dc:date>
    <meta:editing-duration>PT1H5M41S</meta:editing-duration>
    <meta:editing-cycles>12</meta:editing-cycles>
    <meta:generator>LibreOffice/5.1.4.2$Linux_X86_64 LibreOffice_project/10m0$Build-2</meta:generator>
    <meta:document-statistic meta:object-count="50"/>
  </office:meta>
</office:document-meta>
</file>